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460000024E56D89C5F.png"/>
  <manifest:file-entry manifest:media-type="image/png" manifest:full-path="Pictures/10000000000007370000025DA95B667A.png"/>
  <manifest:file-entry manifest:media-type="image/png" manifest:full-path="Pictures/100000000000027D000001A567DEAA19.png"/>
  <manifest:file-entry manifest:media-type="image/png" manifest:full-path="Pictures/100000000000070500000255D42B547F.png"/>
  <manifest:file-entry manifest:media-type="image/png" manifest:full-path="Pictures/10000000000002FA0000027741FF2C1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5.385cm" draw:z-index="0"><draw:image xlink:href="Pictures/10000000000007460000024E56D89C5F.png" xlink:type="simple" xlink:show="embed" xlink:actuate="onLoad"/></draw:frame></text:p>
      <text:p text:style-name="Standard"><draw:frame draw:style-name="fr2" draw:name="figura2" text:anchor-type="paragraph" svg:width="16.854cm" svg:height="11.139cm" draw:z-index="1"><draw:image xlink:href="Pictures/100000000000027D000001A567DEAA19.png" xlink:type="simple" xlink:show="embed" xlink:actuate="onLoad"/></draw:frame><draw:frame draw:style-name="fr3" draw:name="figura3" text:anchor-type="paragraph" svg:x="-0.072cm" svg:y="10.605cm" svg:width="17cm" svg:height="5.569cm" draw:z-index="2"><draw:image xlink:href="Pictures/10000000000007370000025DA95B667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4" text:anchor-type="paragraph" svg:x="0cm" svg:y="-0.012cm" svg:width="17cm" svg:height="5.646cm" draw:z-index="3"><draw:image xlink:href="Pictures/100000000000070500000255D42B547F.png" xlink:type="simple" xlink:show="embed" xlink:actuate="onLoad"/></draw:frame><text:soft-page-break/></text:p>
      <text:p text:style-name="Standard"><draw:frame draw:style-name="fr1" draw:name="figura5" text:anchor-type="paragraph" svg:width="17cm" svg:height="14.078cm" draw:z-index="4"><draw:image xlink:href="Pictures/10000000000002FA0000027741FF2C1D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3-07T11:46:41.49</meta:creation-date>
    <meta:document-statistic meta:table-count="0" meta:image-count="5" meta:object-count="0" meta:page-count="2" meta:paragraph-count="0" meta:word-count="0" meta:character-count="0"/>
    <dc:date>2018-03-07T11:50:51.67</dc:date>
    <meta:editing-duration>PT00H04M10S</meta:editing-duration>
    <meta:editing-cycles>1</meta:editing-cycles>
    <meta:generator>BrOffice.org/3.2$Win32 OpenOffice.org_project/320m12$Build-9483</meta:generator>
  </office:meta>
</office:document-meta>
</file>